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New1" svg:font-family="'Courier New'" style:font-family-generic="modern"/>
    <style:font-face style:name="Palatino1" svg:font-family="Palatino, 'Book Antiqua'" style:font-family-generic="roman"/>
    <style:font-face style:name="Arial5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3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ojen ylläpito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Tietokantojen ylläpidossa on otettava huomioon seuraavat asiat</text:span></text:p>
              </text:list-item>
              <text:list-item>
                <text:p text:style-name="P12"><text:span text:style-name="T6">Palvelin tietokoneiden sijoituspaikka, varajärjestelmät, tietoturva. Miten ne kannattaa järjestellä?</text:span></text:p>
              </text:list-item>
              <text:list-item>
                <text:p text:style-name="P12"><text:span text:style-name="T6">Tietokantojen taulujen eheytystarpeen seuranta ja eheyttäminen. Miten se tehdään?</text:span></text:p>
              </text:list-item>
              <text:list-item>
                <text:p text:style-name="P12"><text:span text:style-name="T6">Mitä Windows Performance Monitor:illa voi tehdä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kä ovat ne kriteerit (fragmentoitumisasteen rajat), jolloin tehdään reorganize?</text:span></text:p>
              </text:list-item>
              <text:list-item>
                <text:p text:style-name="P12"><text:span text:style-name="T6">Ja milloin tehdään rebuild?</text:span></text:p>
              </text:list-item>
              <text:list-item>
                <text:p text:style-name="P12"><text:span text:style-name="T6">Tutustutaan Microsoft SQL Server Management Studiossa Reorganize toimintoon.</text:span></text:p>
              </text:list-item>
              <text:list-item>
                <text:p text:style-name="P12"><text:span text:style-name="T6">Tutustutaan Microsoft SQL Server Management Studiossa Rebuild toimintoon.</text:span></text:p>
                <text:p text:style-name="P12"><text:span text:style-name="T6"/></text:p>
              </text:list-item>
            </text:list>
          </draw:text-box>
        </draw:frame>
        <draw:frame draw:name="Title 7_0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eheyden palauttaminen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New1" svg:font-family="'Courier New'" style:font-family-generic="modern"/>
    <style:font-face style:name="Palatino1" svg:font-family="Palatino, 'Book Antiqua'" style:font-family-generic="roman"/>
    <style:font-face style:name="Arial5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1" fo:font-family="Arial" style:font-family-generic="swiss" style:font-pitch="variable" fo:font-size="16pt" fo:language="fi" fo:country="FI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i" fo:country="FI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1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1" fo:font-family="Arial" style:font-family-generic="swiss" style:font-pitch="variable" fo:language="none" fo:country="none" fo:font-weight="bold" style:font-name-asian="Arial1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1" fo:font-family="'Courier New'" style:font-family-generic="modern" fo:font-size="10pt" fo:language="fi" fo:country="FI" style:font-name-asian="Courier New1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style:font-name-asian="Arial1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i" fo:country="FI" fo:font-style="italic" style:font-name-asian="Arial5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3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3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2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39</meta:editing-cycles>
    <meta:print-date>2020-09-28T07:56:54</meta:print-date>
    <meta:creation-date>2020-11-11T09:16:24</meta:creation-date>
    <dc:date>2024-03-19T12:51:23.484000000</dc:date>
    <meta:editing-duration>PT14H22M34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